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1B000000F1841277C347129A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padding-left="0in" fo:padding-right="0in" fo:padding-top="0.0138in" fo:padding-bottom="0in" fo:border-left="none" fo:border-right="none" fo:border-top="0.51pt solid #808080" fo:border-bottom="none">
        <style:tab-stops>
          <style:tab-stop style:position="6.5in" style:type="right"/>
        </style:tab-stops>
      </style:paragraph-properties>
    </style:style>
    <style:style style:name="P2" style:family="paragraph" style:parent-style-name="Text_20_body">
      <style:paragraph-properties fo:margin-top="0in" fo:margin-bottom="0in" loext:contextual-spacing="false">
        <style:tab-stops>
          <style:tab-stop style:position="6.5in" style:type="right"/>
        </style:tab-stops>
      </style:paragraph-properties>
    </style:style>
    <style:style style:name="P3" style:family="paragraph" style:parent-style-name="Header">
      <style:paragraph-properties fo:margin-left="-0.0598in" fo:margin-right="0in" fo:margin-top="0in" fo:margin-bottom="0in" loext:contextual-spacing="false" fo:text-indent="0in" style:auto-text-indent="false"/>
      <style:text-properties fo:font-size="2pt" style:font-size-asian="2pt" style:font-size-complex="2pt"/>
    </style:style>
    <style:style style:name="P4" style:family="paragraph" style:parent-style-name="Heading_20_2" style:list-style-name="WWNum4" style:master-page-name="Converted4">
      <style:paragraph-properties style:page-number="auto"/>
      <style:text-properties officeooo:paragraph-rsid="0007e156"/>
    </style:style>
    <style:style style:name="P5" style:family="paragraph" style:parent-style-name="Standard" style:list-style-name="WWNum4">
      <style:paragraph-properties>
        <style:tab-stops>
          <style:tab-stop style:position="2.5in" style:type="right" style:leader-style="solid" style:leader-text="_"/>
        </style:tab-stops>
      </style:paragraph-properties>
      <style:text-properties officeooo:paragraph-rsid="0007e156"/>
    </style:style>
    <style:style style:name="P6" style:family="paragraph" style:parent-style-name="Standard" style:list-style-name="WWNum4">
      <loext:graphic-properties draw:fill="solid" draw:fill-color="#eaf1dd"/>
      <style:paragraph-properties fo:background-color="#eaf1dd">
        <style:tab-stops>
          <style:tab-stop style:position="2.5in" style:type="right" style:leader-style="solid" style:leader-text="_"/>
        </style:tab-stops>
      </style:paragraph-properties>
      <style:text-properties officeooo:paragraph-rsid="0007e156"/>
    </style:style>
    <style:style style:name="P7" style:family="paragraph" style:parent-style-name="Standard" style:list-style-name="WWNum4">
      <style:paragraph-properties fo:margin-top="0.0417in" fo:margin-bottom="0.0417in" loext:contextual-spacing="false"/>
      <style:text-properties officeooo:paragraph-rsid="0007e156"/>
    </style:style>
    <style:style style:name="P8" style:family="paragraph" style:parent-style-name="Standard" style:list-style-name="WWNum4">
      <style:paragraph-properties fo:margin-top="0.0835in" fo:margin-bottom="0.1665in" loext:contextual-spacing="false">
        <style:tab-stops>
          <style:tab-stop style:position="2.5in" style:type="right" style:leader-style="solid" style:leader-text="_"/>
        </style:tab-stops>
      </style:paragraph-properties>
      <style:text-properties officeooo:paragraph-rsid="0007e156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name-complex="Arial" style:font-size-complex="11pt"/>
    </style:style>
    <style:style style:name="T2" style:family="text">
      <style:text-properties fo:font-weight="bold" officeooo:rsid="0007e156" style:font-weight-asian="bold" style:font-name-complex="Arial" style:font-size-complex="11pt"/>
    </style:style>
    <style:style style:name="T3" style:family="text">
      <style:text-properties fo:font-size="9pt" fo:font-weight="bold" style:font-name-asian="MS Mincho" style:font-size-asian="9pt" style:font-weight-asian="bold" style:font-name-complex="Courier New" style:font-size-complex="11pt"/>
    </style:style>
    <style:style style:name="T4" style:family="text">
      <style:text-properties fo:font-size="9pt" style:font-size-asian="9pt"/>
    </style:style>
    <style:style style:name="T5" style:family="text">
      <style:text-properties fo:font-size="9pt" style:font-size-asian="9pt" style:font-weight-complex="bold"/>
    </style:style>
    <style:style style:name="T6" style:family="text">
      <style:text-properties fo:font-size="9.5pt" fo:font-weight="bold" style:font-name-asian="MS Mincho" style:font-size-asian="9.5pt" style:font-weight-asian="bold" style:font-name-complex="Courier New" style:font-size-complex="9.5pt"/>
    </style:style>
    <style:style style:name="T7" style:family="text">
      <style:text-properties style:font-name="Arial Narrow" fo:font-size="9pt" style:font-size-asian="9pt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name-complex="Arial" style:font-size-complex="10pt"/>
    </style:style>
    <style:style style:name="T10" style:family="text">
      <style:text-properties fo:font-style="italic" fo:font-weight="bold" style:font-style-asian="italic" style:font-weight-asian="bol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fo:margin-left="0.1252in" fo:margin-right="0.1425in" fo:margin-top="0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006a71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50647258" text:style-name="WWNum4">
        <text:list-item>
          <text:h text:style-name="P4" text:outline-level="2"><text:bookmark-start text:name="_Toc449452263"/><text:bookmark-start text:name="_Toc275753541"/><text:bookmark-start text:name="_Toc377997588"/>Appendix B:<text:tab/>Compensating Controls Worksheet<text:bookmark-end text:name="_Toc449452263"/><text:bookmark-end text:name="_Toc275753541"/><text:bookmark-end text:name="_Toc377997588"/> </text:h>
        </text:list-item>
        <text:list-item>
          <text:p text:style-name="P5"><text:span text:style-name="T8">Use this worksheet to define compensating controls for any requirement where “YES with CCW” was checked.</text:span></text:p>
        </text:list-item>
        <text:list-item>
          <text:p text:style-name="P6"><text:span text:style-name="T10">Note:</text:span><text:span text:style-name="T8"> </text:span><text:span text:style-name="T9">Only companies that have undertaken a risk analysis and have legitimate technological or documented business constraints can consider the use of compensating controls to achieve compliance.</text:span></text:p>
        </text:list-item>
        <text:list-item>
          <text:p text:style-name="P5"><text:span text:style-name="T9">Refer to Appendices B, C, and D of PCI DSS for information about compensating controls and guidance on how to complete this worksheet.</text:span></text:p>
          <text:p text:style-name="P8"><text:span text:style-name="T1">Requirement Number and Definition:</text:span><text:span text:style-name="T3"> </text:span><text:bookmark text:name="__Fieldmark__19268_2776004486"/><field:fieldmark-start/><text:span text:style-name="T6">6.4.1</text:span><text:span text:style-name="T3">   </text:span></text:p>
        </text:list-item>
        <text:list-item>
          <text:p text:style-name="P7"><text:span text:style-name="T1">Constraints</text:span></text:p>
        </text:list-item>
      </text:list>
      <text:p text:style-name="Standard">At the beginning of our company, we found that we must separate the production</text:p>
      <text:p text:style-name="Standard">environment from the development environment due to many bugs and issues that effect our sales and availability</text:p>
      <text:list xml:id="list160704070280369" text:continue-numbering="true" text:style-name="WWNum4">
        <text:list-item>
          <text:p text:style-name="P7"><text:span text:style-name="T1">Objective</text:span></text:p>
        </text:list-item>
      </text:list>
      <text:p text:style-name="Standard">as a start-up company, we wanted to delivery as fast as possible to achieve our central goal.</text:p>
      <text:p text:style-name="Standard">when we met availability issues we understood that we must sperate the environments.</text:p>
      <text:p text:style-name="Standard">we recruited a group of QA engineers and DevOps to achieve this target.</text:p>
      <text:list xml:id="list160703748438197" text:continue-numbering="true" text:style-name="WWNum4">
        <text:list-item>
          <text:p text:style-name="P7"><text:span text:style-name="T1">Identified Risk</text:span></text:p>
        </text:list-item>
      </text:list>
      <text:p text:style-name="Standard">there is no option to test the product without to shut down the production service, so we did maintenance hours.</text:p>
      <text:p text:style-name="Standard">these maintenance hours affect directly on our customers.</text:p>
      <text:list xml:id="list160705331266125" text:continue-numbering="true" text:style-name="WWNum4">
        <text:list-item>
          <text:p text:style-name="P7"><text:span text:style-name="T1">Definition of Compensating Controls</text:span></text:p>
        </text:list-item>
      </text:list>
      <text:p text:style-name="Standard">as mentioned before we established a group that developed a testing environment.</text:p>
      <text:p text:style-name="Standard">The testing environment is totally sperate from the production, logic, and physics(not at the same networks and servers)</text:p>
      <text:list xml:id="list160704316643607" text:continue-numbering="true" text:style-name="WWNum4">
        <text:list-item>
          <text:p text:style-name="P7"><text:span text:style-name="T1">Validation of Compensating Controls</text:span></text:p>
        </text:list-item>
      </text:list>
      <text:p text:style-name="Standard">5 months after we kicked off the testing environment until now, we didn't shut down the services! even for a minute.</text:p>
      <text:p text:style-name="Standard">and we didn't meet any security issues.</text:p>
      <text:list xml:id="list160705344038402" text:continue-numbering="true" text:style-name="WWNum4">
        <text:list-item>
          <text:p text:style-name="P7"><text:span text:style-name="T1">Maintenance</text:span></text:p>
        </text:list-item>
      </text:list>
      <text:p text:style-name="Standard">we are updating the testing environment every commit from our control 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.0417in" loext:contextual-spacing="false" style:line-height-at-least="0.1807in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139in" fo:margin-bottom="0.0835in" loext:contextual-spacing="false" fo:line-height="100%" fo:orphans="0" fo:widows="0" fo:keep-with-next="auto">
        <style:tab-stops>
          <style:tab-stop style:position="1.1252in"/>
        </style:tab-stops>
      </style:paragraph-properties>
      <style:text-properties fo:font-size="13pt" style:font-size-asian="13pt" style:font-size-complex="14pt" style:font-style-complex="italic" style:font-weight-complex="normal"/>
    </style:style>
    <style:style style:name="Header" style:family="paragraph" style:parent-style-name="Standard" style:default-outline-level="" style:class="extra">
      <style:paragraph-properties fo:margin-left="0.1063in" fo:margin-right="0in" fo:margin-top="0.028in" fo:margin-bottom="0.0417in" loext:contextual-spacing="false" style:line-height-at-least="0.1807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5pt" fo:font-weight="bold" style:font-size-asian="15pt" style:font-weight-asian="bold" style:font-name-complex="Arial" style:font-family-complex="Arial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-0.0598in" fo:margin-right="0in" fo:margin-top="0in" fo:margin-bottom="0in" loext:contextual-spacing="false" fo:text-indent="0in" style:auto-text-indent="false"/>
      <style:text-properties fo:font-size="2pt" style:font-size-asian="2pt" style:font-size-complex="2pt"/>
    </style:style>
    <style:style style:name="MP2" style:family="paragraph">
      <loext:graphic-properties draw:fill="none"/>
      <style:paragraph-properties fo:text-align="star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ext_20_body">
      <style:paragraph-properties fo:margin-top="0in" fo:margin-bottom="0in" loext:contextual-spacing="false" fo:padding-left="0in" fo:padding-right="0in" fo:padding-top="0.0138in" fo:padding-bottom="0in" fo:border-left="none" fo:border-right="none" fo:border-top="0.51pt solid #808080" fo:border-bottom="none">
        <style:tab-stops>
          <style:tab-stop style:position="6.5in" style:type="right"/>
        </style:tab-stops>
      </style:paragraph-properties>
    </style:style>
    <style:style style:name="MP5" style:family="paragraph" style:parent-style-name="Text_20_body">
      <style:paragraph-properties fo:margin-top="0in" fo:margin-bottom="0in" loext:contextual-spacing="false">
        <style:tab-stops>
          <style:tab-stop style:position="6.5in" style:type="right"/>
        </style:tab-stops>
      </style:paragraph-properties>
    </style:style>
    <style:style style:name="MT1" style:family="text">
      <style:text-properties fo:font-size="9pt" style:font-size-asian="9pt"/>
    </style:style>
    <style:style style:name="MT2" style:family="text">
      <style:text-properties fo:font-size="9pt" style:font-size-asian="9pt" style:font-weight-complex="bold"/>
    </style:style>
    <style:style style:name="MT3" style:family="text">
      <style:text-properties style:font-name="Arial Narrow" fo:font-size="9pt" style:font-size-asian="9pt" style:font-weight-complex="bold"/>
    </style:style>
    <style:style style:name="Mgr1" style:family="graphic">
      <style:graphic-properties fo:margin-left="0.1252in" fo:margin-right="0.1425in" fo:margin-top="0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071in" svg:stroke-color="#006a71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4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/>
    <style:master-page style:name="Converted4" style:page-layout-name="Mpm2">
      <style:header>
        <text:p text:style-name="MP1"><draw:g text:anchor-type="paragraph" draw:z-index="0" draw:name="Group 13" draw:style-name="Mgr1"><draw:line draw:style-name="Mgr2" draw:text-style-name="MP2" svg:x1="1.15in" svg:y1="0.2516in" svg:x2="6.4803in" svg:y2="0.2535in"><text:p/></draw:line><draw:frame draw:name="Picture 4" draw:style-name="Mgr3" draw:text-style-name="MP3" svg:width="1.1815in" svg:height="0.3661in" svg:x="-0.0445in" svg:y="-0.0083in"><draw:image xlink:href="Pictures/100002010000031B000000F1841277C347129AA5.png" xlink:type="simple" xlink:show="embed" xlink:actuate="onLoad"><text:p/></draw:image></draw:frame></draw:g></text:p>
      </style:header>
      <style:footer>
        <text:p text:style-name="MP4"><text:span text:style-name="MT1">PCI DSS v3.2 SAQ D for Merchants, Rev. 1.0 </text:span><text:span text:style-name="page_20_number"><text:span text:style-name="MT2">– Section 2: Self-Assessment Questionnaire</text:span></text:span><text:span text:style-name="MT1"><text:tab/>April 2016</text:span></text:p>
        <text:p text:style-name="MP5"><text:span text:style-name="page_20_number"><text:span text:style-name="MT2">© 2006-2016 PCI Security Standards Council, LLC. All Rights Reserved.<text:tab/></text:span></text:span><text:span text:style-name="MT1">Page 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05:15.770337902</meta:creation-date>
    <dc:date>2019-02-23T16:07:03.409839550</dc:date>
    <meta:editing-duration>PT1M48S</meta:editing-duration>
    <meta:editing-cycles>1</meta:editing-cycles>
    <meta:document-statistic meta:table-count="0" meta:image-count="0" meta:object-count="0" meta:page-count="1" meta:paragraph-count="25" meta:word-count="299" meta:character-count="1869" meta:non-whitespace-character-count="1601"/>
    <meta:generator>LibreOffice/6.0.6.2$Linux_X86_64 LibreOffice_project/00m0$Build-2</meta:generator>
  </office:meta>
</office:document-meta>
</file>